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256C077D881CA1034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2.644cm" draw:z-index="0"><draw:image xlink:href="Pictures/100002010000032400000256C077D881CA1034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3:52:08.649328698</meta:creation-date>
    <dc:date>2022-09-12T13:54:15.450767221</dc:date>
    <meta:editing-duration>PT2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